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4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2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2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2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1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1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2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2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1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2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3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9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0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1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2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3" style:family="paragraph" style:parent-style-name="Standard" style:list-style-name="WWNum1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4" style:family="paragraph" style:parent-style-name="Standard" style:list-style-name="WWNum1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5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6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7" style:family="paragraph" style:parent-style-name="Standard" style:list-style-name="WWNum2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9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0" style:family="paragraph" style:parent-style-name="Standard" style:list-style-name="WWNum2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1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2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3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4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5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6" style:family="paragraph" style:parent-style-name="Standard" style:list-style-name="WWNum2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7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8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9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0" style:family="paragraph" style:parent-style-name="Standard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71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72" style:family="paragraph" style:parent-style-name="Heading_20_1">
      <style:paragraph-properties fo:margin-left="0.5in" fo:margin-right="0in" fo:margin-top="0.3335in" fo:margin-bottom="0.0835in" loext:contextual-spacing="false" fo:line-height="100%" fo:text-align="center" style:justify-single-word="false" fo:keep-together="auto" fo:text-indent="-0.25in" style:auto-text-indent="false" fo:keep-with-next="auto"/>
      <style:text-properties fo:font-size="50pt" fo:font-weight="bold" style:font-size-asian="50pt" style:font-weight-asian="bold" style:font-size-complex="50pt" style:font-weight-complex="bold"/>
    </style:style>
    <style:style style:name="P73" style:family="paragraph" style:parent-style-name="Heading_20_1">
      <style:paragraph-properties fo:margin-left="0.5in" fo:margin-right="0in" fo:margin-top="0.3335in" fo:margin-bottom="0.0835in" loext:contextual-spacing="false" fo:line-height="100%" fo:text-align="center" style:justify-single-word="false" fo:keep-together="auto" fo:text-indent="-0.25in" style:auto-text-indent="false" fo:keep-with-next="auto"/>
    </style:style>
    <style:style style:name="P74" style:family="paragraph" style:parent-style-name="Heading_20_1" style:master-page-name="Standard">
      <style:paragraph-properties fo:margin-left="0.5in" fo:margin-right="0in" fo:margin-top="0.3335in" fo:margin-bottom="0.0835in" loext:contextual-spacing="false" fo:line-height="100%" fo:text-align="center" style:justify-single-word="false" fo:keep-together="auto" fo:text-indent="-0.25in" style:auto-text-indent="false" style:page-number="1" fo:keep-with-next="auto"/>
      <style:text-properties fo:font-size="50pt" fo:font-weight="bold" style:font-size-asian="50pt" style:font-weight-asian="bold" style:font-size-complex="50pt" style:font-weight-complex="bold"/>
    </style:style>
    <style:style style:name="P75" style:family="paragraph" style:parent-style-name="Heading_20_2">
      <style:paragraph-properties fo:margin-left="0.5in" fo:margin-right="0in" fo:margin-top="0.25in" fo:margin-bottom="0.0555in" loext:contextual-spacing="false" fo:line-height="100%" fo:keep-together="auto" fo:text-indent="-0.25in" style:auto-text-indent="false" fo:keep-with-next="auto"/>
      <style:text-properties fo:font-size="17pt" fo:font-weight="bold" style:font-size-asian="17pt" style:font-weight-asian="bold" style:font-size-complex="17pt" style:font-weight-complex="bold"/>
    </style:style>
    <style:style style:name="P76" style:family="paragraph" style:parent-style-name="Heading_20_2">
      <style:paragraph-properties fo:margin-left="0in" fo:margin-right="0in" fo:margin-top="0.25in" fo:margin-bottom="0.0555in" loext:contextual-spacing="false" fo:line-height="100%" fo:keep-together="auto" fo:text-indent="0in" style:auto-text-indent="false" fo:keep-with-next="auto"/>
    </style:style>
    <style:style style:name="P77" style:family="paragraph" style:parent-style-name="Heading_20_2">
      <style:paragraph-properties fo:margin-left="0in" fo:margin-right="0in" fo:margin-top="0.25in" fo:margin-bottom="0.0555in" loext:contextual-spacing="false" fo:line-height="100%" fo:keep-together="auto" fo:text-indent="0in" style:auto-text-indent="false" fo:keep-with-next="auto"/>
      <style:text-properties fo:font-size="17pt" fo:font-weight="bold" style:font-size-asian="17pt" style:font-weight-asian="bold" style:font-size-complex="17pt" style:font-weight-complex="bold"/>
    </style:style>
    <style:style style:name="P78" style:family="paragraph" style:parent-style-name="Heading_20_3">
      <style:paragraph-properties fo:margin-left="0in" fo:margin-right="0in" fo:margin-top="0.1945in" fo:margin-bottom="0.0555in" loext:contextual-spacing="false" fo:line-height="100%" fo:keep-together="auto" fo:text-indent="0in" style:auto-text-indent="false" fo:keep-with-next="auto"/>
    </style:style>
    <style:style style:name="P7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50pt" fo:font-weight="bold" style:font-size-asian="50pt" style:font-weight-asian="bold" style:font-size-complex="5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7pt" fo:font-weight="bold" style:font-size-asian="17pt" style:font-weight-asian="bold" style:font-size-complex="17pt" style:font-weight-complex="bold"/>
    </style:style>
    <style:style style:name="T4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188038" style:font-name="Roboto Mono" style:font-name-asian="Roboto Mono1" style:font-name-complex="Roboto Mono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bookmark text:name="_6u6j1epla78v"/></text:p>
      <text:p text:style-name="P72"><text:bookmark text:name="_oghippkytri7"/></text:p>
      <text:p text:style-name="P73"><text:bookmark text:name="_998ouosknu2p"/><text:span text:style-name="T1">Documentation techniqu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Site dynamique de vente en ligne</text:span></text:p>
      <text:p text:style-name="P3">Shawn Musset, Enzo Chelli, Esteban Fourage, Lilian Lucas</text:p>
      <text:p text:style-name="P2"><text:span text:style-name="T3">1. Introduction</text:span></text:p>
      <text:p text:style-name="P78"><text:bookmark text:name="_umpajbjz08za"/><text:span text:style-name="T4">1.1 Objectif du document</text:span></text:p>
      <text:p text:style-name="P2">Ce document a pour objectif de fournir une documentation technique claire, structurée et exploitable de la solution livrée.<text:line-break/> Il vise à présenter de manière compréhensible le fonctionnement général de l’application, ses choix techniques majeurs ainsi que les conditions nécessaires à son installation, son utilisation et sa maintenance.</text:p>
      <text:p text:style-name="P2">Cette documentation permet notamment au client de :</text:p>
      <text:list xml:id="list1497857665" text:style-name="WWNum12">
        <text:list-item>
          <text:p text:style-name="P4"><text:soft-page-break/>comprendre l’architecture et les principes de fonctionnement de la solution,<text:line-break/></text:p>
        </text:list-item>
        <text:list-item>
          <text:p text:style-name="P26">disposer d’un support de référence pour l’exploitation de l’application,<text:line-break/></text:p>
        </text:list-item>
        <text:list-item>
          <text:p text:style-name="P26">faciliter la reprise du projet dans un cadre pédagogique,<text:line-break/></text:p>
        </text:list-item>
        <text:list-item>
          <text:p text:style-name="P48">assurer la compréhension globale du projet sur le long terme.<text:line-break/></text:p>
        </text:list-item>
      </text:list>
      <text:p text:style-name="P2">Le document est conçu pour rester accessible tout en fournissant un niveau de détail technique suffisant dans un contexte académique.<text:line-break/> Il constitue un livrable officiel accompagnant la solution développée.</text:p>
      <text:p text:style-name="P70"><draw:rect text:anchor-type="as-char" style:rel-width="100%" draw:z-index="0" draw:style-name="gr1" draw:text-style-name="P79" svg:width="0.0012in" svg:height="0.0213in"><text:p/></draw:rect></text:p>
      <text:p text:style-name="P78"><text:bookmark text:name="_1qnbxyrmkqex"/><text:span text:style-name="T4">1.2 Périmètre de la documentation</text:span></text:p>
      <text:p text:style-name="P2">Cette documentation couvre les aspects techniques et fonctionnels principaux de l’application de vente en ligne développée dans le cadre du projet.</text:p>
      <text:p text:style-name="P2">Elle inclut :</text:p>
      <text:list xml:id="list3011986023" text:style-name="WWNum9">
        <text:list-item>
          <text:p text:style-name="P5">la présentation générale du projet,<text:line-break/></text:p>
        </text:list-item>
        <text:list-item>
          <text:p text:style-name="P27">la description des fonctionnalités mises en œuvre,<text:line-break/></text:p>
        </text:list-item>
        <text:list-item>
          <text:p text:style-name="P27">l’architecture globale de l’application,<text:line-break/></text:p>
        </text:list-item>
        <text:list-item>
          <text:p text:style-name="P27">les technologies utilisées,<text:line-break/></text:p>
        </text:list-item>
        <text:list-item>
          <text:p text:style-name="P27">les étapes d’installation et de déploiement,<text:line-break/></text:p>
        </text:list-item>
        <text:list-item>
          <text:p text:style-name="P27">les règles de gestion essentielles,<text:line-break/></text:p>
        </text:list-item>
        <text:list-item>
          <text:p text:style-name="P27">les principes de sécurité appliqués,<text:line-break/></text:p>
        </text:list-item>
        <text:list-item>
          <text:p text:style-name="P27">la stratégie de tests,<text:line-break/></text:p>
        </text:list-item>
        <text:list-item>
          <text:p text:style-name="P49">les possibilités de maintenance et d’évolution.<text:line-break/></text:p>
        </text:list-item>
      </text:list>
      <text:p text:style-name="P2">Ne sont pas couverts par ce document :</text:p>
      <text:list xml:id="list3318897888" text:style-name="WWNum11">
        <text:list-item>
          <text:p text:style-name="P6">l’hébergement sur une infrastructure de production,<text:line-break/></text:p>
        </text:list-item>
        <text:list-item>
          <text:p text:style-name="P28">la maintenance avancée du serveur,<text:line-break/></text:p>
        </text:list-item>
        <text:list-item>
          <text:p text:style-name="P28"><text:soft-page-break/>l’intégration d’un système de paiement en ligne,<text:line-break/></text:p>
        </text:list-item>
        <text:list-item>
          <text:p text:style-name="P50">les aspects juridiques détaillés liés à la protection des données.<text:line-break/></text:p>
        </text:list-item>
      </text:list>
      <text:p text:style-name="P70"><draw:rect text:anchor-type="as-char" style:rel-width="100%" draw:z-index="1" draw:style-name="gr1" draw:text-style-name="P79" svg:width="0.0012in" svg:height="0.0213in"><text:p/></draw:rect></text:p>
      <text:p text:style-name="P78"><text:bookmark text:name="_53ccd0ktwivl"/><text:span text:style-name="T4">1.3 Public cible</text:span></text:p>
      <text:p text:style-name="P2">Ce document s’adresse principalement :</text:p>
      <text:list xml:id="list2183587437" text:style-name="WWNum7">
        <text:list-item>
          <text:p text:style-name="P7">aux enseignants et évaluateurs du projet,<text:line-break/></text:p>
        </text:list-item>
        <text:list-item>
          <text:p text:style-name="P29">aux étudiants ou développeurs amenés à consulter ou reprendre le code,<text:line-break/></text:p>
        </text:list-item>
        <text:list-item>
          <text:p text:style-name="P51">à toute personne souhaitant comprendre le fonctionnement général de l’application.<text:line-break/></text:p>
        </text:list-item>
      </text:list>
      <text:p text:style-name="P2">Le niveau technique attendu correspond à des connaissances de base en développement web et en architecture applicative.</text:p>
      <text:p text:style-name="P75"><text:bookmark text:name="_riwjgt2wsu4y"/></text:p>
      <text:p text:style-name="P75"><text:bookmark text:name="_nc82imbs4qhi"/></text:p>
      <text:p text:style-name="P75"><text:bookmark text:name="_x5u5lje4e9x4"/></text:p>
      <text:p text:style-name="P75"><text:bookmark text:name="_p2h57mgqh8j"/></text:p>
      <text:p text:style-name="P75"><text:bookmark text:name="_culvz9avj01m"/></text:p>
      <text:p text:style-name="P75"><text:bookmark text:name="_o3yykboujv1l"/></text:p>
      <text:p text:style-name="P76"><text:bookmark text:name="_iv4q8hujz4ug"/><text:span text:style-name="T3">2. Présentation générale du projet</text:span></text:p>
      <text:p text:style-name="P78"><text:bookmark text:name="_78jicr273gkg"/><text:span text:style-name="T4">2.1 Contexte et besoins du client</text:span></text:p>
      <text:p text:style-name="P2">La problématique principale identifiée était l’absence d’une solution centralisée permettant :</text:p>
      <text:list xml:id="list662373223" text:style-name="WWNum14">
        <text:list-item>
          <text:p text:style-name="P8">de présenter un catalogue de produits accessible en ligne,<text:line-break/></text:p>
        </text:list-item>
        <text:list-item>
          <text:p text:style-name="P30">de gérer des comptes utilisateurs,<text:line-break/></text:p>
        </text:list-item>
        <text:list-item>
          <text:p text:style-name="P30">de permettre la prise de commandes via un panier,<text:line-break/></text:p>
        </text:list-item>
        <text:list-item>
          <text:p text:style-name="P52"><text:soft-page-break/>de faciliter l’administration des produits et des utilisateurs.<text:line-break/></text:p>
        </text:list-item>
      </text:list>
      <text:p text:style-name="P2">Les besoins exprimés étaient les suivants :</text:p>
      <text:list xml:id="list1547790922" text:style-name="WWNum18">
        <text:list-item>
          <text:p text:style-name="P9">disposer d’un site web accessible depuis un navigateur,<text:line-break/></text:p>
        </text:list-item>
        <text:list-item>
          <text:p text:style-name="P31">permettre aux visiteurs de consulter les produits,<text:line-break/></text:p>
        </text:list-item>
        <text:list-item>
          <text:p text:style-name="P31">offrir aux utilisateurs la possibilité de créer un compte et de passer des commandes,<text:line-break/></text:p>
        </text:list-item>
        <text:list-item>
          <text:p text:style-name="P31">proposer un espace d’administration sécurisé,<text:line-break/></text:p>
        </text:list-item>
        <text:list-item>
          <text:p text:style-name="P31">garantir une gestion cohérente des données,<text:line-break/></text:p>
        </text:list-item>
        <text:list-item>
          <text:p text:style-name="P53">s’appuyer sur une architecture claire et maintenable dans un cadre pédagogique.<text:line-break/></text:p>
        </text:list-item>
      </text:list>
      <text:p text:style-name="P70"><draw:rect text:anchor-type="as-char" style:rel-width="100%" draw:z-index="2" draw:style-name="gr1" draw:text-style-name="P79" svg:width="0.0012in" svg:height="0.0213in"><text:p/></draw:rect></text:p>
      <text:p text:style-name="P78"><text:bookmark text:name="_qagi3xcl94t8"/><text:span text:style-name="T4">2.2 Description de la solution</text:span></text:p>
      <text:p text:style-name="P2">La solution développée est un site web dynamique de vente en ligne dédié à la gestion et à la prise de commandes de produits physiques.<text:line-break/> L’application est accessible via un navigateur web et ne nécessite aucune installation côté utilisateur.</text:p>
      <text:p text:style-name="P2">Les visiteurs peuvent consulter librement le catalogue de produits.<text:line-break/> Les utilisateurs disposant d’un compte peuvent s’authentifier afin d’accéder à un panier et de valider des commandes.</text:p>
      <text:p text:style-name="P2">Aucun système de paiement en ligne n’est intégré. La validation d’une commande correspond uniquement à l’enregistrement de celle-ci dans le système, conformément au périmètre du projet.</text:p>
      <text:p text:style-name="P2">Un espace d’administration sécurisé permet la gestion :</text:p>
      <text:list xml:id="list1530406605" text:style-name="WWNum19">
        <text:list-item>
          <text:p text:style-name="P10">des produits,<text:line-break/></text:p>
        </text:list-item>
        <text:list-item>
          <text:p text:style-name="P32">des commandes,<text:line-break/></text:p>
        </text:list-item>
        <text:list-item>
          <text:p text:style-name="P54">des utilisateurs et de leurs rôles.<text:line-break/></text:p>
        </text:list-item>
      </text:list>
      <text:p text:style-name="P70"><draw:rect text:anchor-type="as-char" style:rel-width="100%" draw:z-index="3" draw:style-name="gr1" draw:text-style-name="P79" svg:width="0.0012in" svg:height="0.0213in"><text:p/></draw:rect></text:p>
      <text:p text:style-name="P78"><text:bookmark text:name="_i4r5uyh4qlwp"/><text:span text:style-name="T4">2.3 Fonctionnalités principales</text:span></text:p>
      <text:p text:style-name="P2"><text:span text:style-name="T2">Consultation du catalogue<text:line-break/></text:span> Les visiteurs peuvent consulter l’ensemble des produits disponibles ainsi que leurs informations principales.</text:p>
      <text:p text:style-name="P2"><text:span text:style-name="T2">Gestion des comptes utilisateurs<text:line-break/></text:span> Les utilisateurs peuvent créer un compte, se connecter et se déconnecter.</text:p>
      <text:p text:style-name="P2"><text:soft-page-break/><text:span text:style-name="T2">Gestion du panier<text:line-break/></text:span> Les utilisateurs authentifiés peuvent ajouter des produits à un panier et modifier les quantités.</text:p>
      <text:p text:style-name="P2"><text:span text:style-name="T2">Passage de commandes<text:line-break/></text:span> Le panier peut être validé afin de créer une commande enregistrée dans le système.</text:p>
      <text:p text:style-name="P2"><text:span text:style-name="T2">Espace d’administration<text:line-break/></text:span> Les administrateurs peuvent :</text:p>
      <text:list xml:id="list1452995050" text:style-name="WWNum13">
        <text:list-item>
          <text:p text:style-name="P11">ajouter, modifier et supprimer des produits,<text:line-break/></text:p>
        </text:list-item>
        <text:list-item>
          <text:p text:style-name="P33">consulter les commandes,<text:line-break/></text:p>
        </text:list-item>
        <text:list-item>
          <text:p text:style-name="P55">gérer les comptes utilisateurs.<text:line-break/></text:p>
        </text:list-item>
      </text:list>
      <text:p text:style-name="P2"><text:span text:style-name="T2">Gestion des rôles<text:line-break/></text:span> L’application distingue les visiteurs, les clients et les administrateurs afin de limiter l’accès aux fonctionnalités.</text:p>
      <text:p text:style-name="P71"/>
      <text:p text:style-name="P71"/>
      <text:p text:style-name="P71"/>
      <text:p text:style-name="P71"/>
      <text:p text:style-name="P71"/>
      <text:p text:style-name="P76"><text:bookmark text:name="_hqmg4j7rlwo"/><text:span text:style-name="T3">3. Architecture globale</text:span></text:p>
      <text:p text:style-name="P78"><text:bookmark text:name="_sdz14m1ab1dh"/><text:span text:style-name="T4">3.1 Vue d’ensemble de l’architecture</text:span></text:p>
      <text:p text:style-name="P2">L’application repose sur une architecture client/serveur.<text:line-break/> Les utilisateurs accèdent au site via un navigateur web, tandis que la logique métier et le traitement des données sont gérés côté serveur.</text:p>
      <text:p text:style-name="P2">Le projet suit le modèle MVC (Modèle – Vue – Contrôleur) :</text:p>
      <text:list xml:id="list1026229009" text:style-name="WWNum1">
        <text:list-item>
          <text:p text:style-name="P12">le <text:span text:style-name="T2">Modèle</text:span> gère l’accès aux données,<text:line-break/></text:p>
        </text:list-item>
        <text:list-item>
          <text:p text:style-name="P34">la <text:span text:style-name="T2">Vue</text:span> correspond aux interfaces utilisateur,<text:line-break/></text:p>
        </text:list-item>
        <text:list-item>
          <text:p text:style-name="P56">le <text:span text:style-name="T2">Contrôleur</text:span> traite les actions et applique les règles de gestion.<text:line-break/></text:p>
        </text:list-item>
      </text:list>
      <text:p text:style-name="P2">L’application est développée en PHP à l’aide du framework CodeIgniter.<text:line-break/> Les données sont stockées dans une base SQLite.<text:line-break/> Le site est exécuté sur un serveur web Apache, le tout conteneurisé à l’aide de Podman.</text:p>
      <text:p text:style-name="P71"/>
      <text:p text:style-name="P71"><text:soft-page-break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6"><text:bookmark text:name="_6zox4z4mz7p5"/><text:span text:style-name="T3">4. Environnement technique</text:span></text:p>
      <text:p text:style-name="P78"><text:bookmark text:name="_4yel84r0joa7"/><text:span text:style-name="T4">4.1 Technologies utilisées</text:span></text:p>
      <text:list xml:id="list2969470888" text:style-name="WWNum22">
        <text:list-item>
          <text:p text:style-name="P13"><text:span text:style-name="T2">PHP (version 8.x)</text:span> : langage serveur principal<text:line-break/></text:p>
        </text:list-item>
        <text:list-item>
          <text:p text:style-name="P35"><text:span text:style-name="T2">CodeIgniter</text:span> : framework PHP basé sur le modèle MVC<text:line-break/></text:p>
        </text:list-item>
        <text:list-item>
          <text:p text:style-name="P35"><text:span text:style-name="T2">HTML / CSS</text:span> : création des interfaces utilisateur<text:line-break/></text:p>
        </text:list-item>
        <text:list-item>
          <text:p text:style-name="P35"><text:span text:style-name="T2">SQLite</text:span> : base de données<text:line-break/></text:p>
        </text:list-item>
        <text:list-item>
          <text:p text:style-name="P35"><text:span text:style-name="T2">Apache</text:span> : serveur web<text:line-break/></text:p>
        </text:list-item>
        <text:list-item>
          <text:p text:style-name="P57"><text:span text:style-name="T2">Podman</text:span> : conteneurisation de l’application<text:line-break/></text:p>
        </text:list-item>
      </text:list>
      <text:p text:style-name="P70"><text:soft-page-break/><draw:rect text:anchor-type="as-char" style:rel-width="100%" draw:z-index="4" draw:style-name="gr1" draw:text-style-name="P79" svg:width="0.0012in" svg:height="0.0213in"><text:p/></draw:rect></text:p>
      <text:p text:style-name="P78"><text:bookmark text:name="_d99sup1sqw9z"/><text:span text:style-name="T4">4.2 Pré-requis techniques</text:span></text:p>
      <text:p text:style-name="P2">Avant l’installation, le système doit disposer de :</text:p>
      <text:list xml:id="list4262135193" text:style-name="WWNum3">
        <text:list-item>
          <text:p text:style-name="P14">PHP (version 8.x),<text:line-break/></text:p>
        </text:list-item>
        <text:list-item>
          <text:p text:style-name="P36">Podman,<text:line-break/></text:p>
        </text:list-item>
        <text:list-item>
          <text:p text:style-name="P58">Apache.<text:line-break/></text:p>
        </text:list-item>
      </text:list>
      <text:p text:style-name="P77"><text:bookmark text:name="_7qvoka8pasau"/></text:p>
      <text:p text:style-name="P77"><text:bookmark text:name="_nljn045f0hzr"/></text:p>
      <text:p text:style-name="P77"><text:bookmark text:name="_nk7hswj3ll04"/></text:p>
      <text:p text:style-name="P77"><text:bookmark text:name="_muqreose5lje"/></text:p>
      <text:p text:style-name="P77"><text:bookmark text:name="_h59jvb8yocnx"/></text:p>
      <text:p text:style-name="P77"><text:bookmark text:name="_j7oghhw8xdsn"/></text:p>
      <text:p text:style-name="P76"><text:bookmark text:name="_kadantnbibre"/><text:span text:style-name="T3">5. Installation et déploiement</text:span></text:p>
      <text:list xml:id="list3977455739" text:style-name="WWNum2">
        <text:list-item>
          <text:p text:style-name="P15">Cloner le dépôt Git contenant le projet.<text:line-break/></text:p>
        </text:list-item>
        <text:list-item>
          <text:p text:style-name="P37">Se placer dans le dossier du projet via un terminal.<text:line-break/></text:p>
        </text:list-item>
        <text:list-item>
          <text:p text:style-name="P59">Exécuter le script <text:span text:style-name="T5">run.sh</text:span> afin de démarrer l’application.<text:line-break/></text:p>
        </text:list-item>
      </text:list>
      <text:p text:style-name="P2">Aucun autre script d’installation automatique n’est requis.</text:p>
      <text:p text:style-name="P77"><text:bookmark text:name="_vnkcefiasyge"/></text:p>
      <text:p text:style-name="P77"><text:bookmark text:name="_l9wdh695jpwb"/></text:p>
      <text:p text:style-name="P77"><text:bookmark text:name="_y4stt6xlzf61"/></text:p>
      <text:p text:style-name="P77"><text:bookmark text:name="_6lk6b38ykgjd"/></text:p>
      <text:p text:style-name="P77"><text:bookmark text:name="_vhwmrs3tm3w9"/><text:soft-page-break/></text:p>
      <text:p text:style-name="P77"><text:bookmark text:name="_qpnzssrqyt3h"/></text:p>
      <text:p text:style-name="P77"><text:bookmark text:name="_8nkesyhwh2rp"/></text:p>
      <text:p text:style-name="P77"><text:bookmark text:name="_craza8nrvut8"/></text:p>
      <text:p text:style-name="P77"><text:bookmark text:name="_fa9yykeqwj6w"/></text:p>
      <text:p text:style-name="P77"><text:bookmark text:name="_1h05hm9ixl3l"/></text:p>
      <text:p text:style-name="P77"><text:bookmark text:name="_b348911f9uhk"/></text:p>
      <text:p text:style-name="P77"><text:bookmark text:name="_3eoas914gn3b"/></text:p>
      <text:p text:style-name="P77"><text:bookmark text:name="_xlx82ujnxy2s"/></text:p>
      <text:p text:style-name="P76"><text:bookmark text:name="_83hydg88ohic"/><text:span text:style-name="T3">6. Fonctionnement détaillé</text:span></text:p>
      <text:p text:style-name="P78"><text:bookmark text:name="_6d6xnsq926kj"/><text:span text:style-name="T4">6.1 Parcours utilisateur</text:span></text:p>
      <text:p text:style-name="P2"><text:span text:style-name="T2">Visiteur</text:span></text:p>
      <text:list xml:id="list2915771754" text:style-name="WWNum21">
        <text:list-item>
          <text:p text:style-name="P16">Accès au site<text:line-break/></text:p>
        </text:list-item>
        <text:list-item>
          <text:p text:style-name="P38">Consultation du catalogue<text:line-break/></text:p>
        </text:list-item>
        <text:list-item>
          <text:p text:style-name="P60">Création d’un compte<text:line-break/></text:p>
        </text:list-item>
      </text:list>
      <text:p text:style-name="P2"><text:span text:style-name="T2">Utilisateur authentifié</text:span></text:p>
      <text:list xml:id="list3743265851" text:style-name="WWNum8">
        <text:list-item>
          <text:p text:style-name="P17">Connexion<text:line-break/></text:p>
        </text:list-item>
        <text:list-item>
          <text:p text:style-name="P39">Consultation des produits<text:line-break/></text:p>
        </text:list-item>
        <text:list-item>
          <text:p text:style-name="P39">Gestion du panier<text:line-break/></text:p>
        </text:list-item>
        <text:list-item>
          <text:p text:style-name="P39">Validation d’une commande<text:line-break/></text:p>
        </text:list-item>
        <text:list-item>
          <text:p text:style-name="P61">Déconnexion<text:line-break/></text:p>
        </text:list-item>
      </text:list>
      <text:p text:style-name="P2"><text:soft-page-break/><text:span text:style-name="T2">Administrateur</text:span></text:p>
      <text:list xml:id="list1604006544" text:style-name="WWNum17">
        <text:list-item>
          <text:p text:style-name="P18">Accès à l’interface d’administration<text:line-break/></text:p>
        </text:list-item>
        <text:list-item>
          <text:p text:style-name="P40">Gestion des produits<text:line-break/></text:p>
        </text:list-item>
        <text:list-item>
          <text:p text:style-name="P40">Consultation des commandes<text:line-break/></text:p>
        </text:list-item>
        <text:list-item>
          <text:p text:style-name="P62">Gestion des utilisateurs<text:line-break/></text:p>
        </text:list-item>
      </text:list>
      <text:p text:style-name="P70"><draw:rect text:anchor-type="as-char" style:rel-width="100%" draw:z-index="5" draw:style-name="gr1" draw:text-style-name="P79" svg:width="0.0012in" svg:height="0.0213in"><text:p/></draw:rect></text:p>
      <text:p text:style-name="P78"><text:bookmark text:name="_42wen91pxopm"/><text:span text:style-name="T4">6.2 Règles de gestion</text:span></text:p>
      <text:list xml:id="list1982593147" text:style-name="WWNum5">
        <text:list-item>
          <text:p text:style-name="P19">L’authentification est obligatoire pour passer une commande.<text:line-break/></text:p>
        </text:list-item>
        <text:list-item>
          <text:p text:style-name="P41">Le panier doit contenir au moins un produit pour être validé.<text:line-break/></text:p>
        </text:list-item>
        <text:list-item>
          <text:p text:style-name="P41">Les quantités ajoutées doivent être positives.<text:line-break/></text:p>
        </text:list-item>
        <text:list-item>
          <text:p text:style-name="P41">Les actions d’administration sont réservées aux administrateurs.<text:line-break/></text:p>
        </text:list-item>
        <text:list-item>
          <text:p text:style-name="P41">Les identifiants utilisateurs sont uniques.<text:line-break/></text:p>
        </text:list-item>
        <text:list-item>
          <text:p text:style-name="P41">Les mots de passe sont stockés sous forme hachée.<text:line-break/></text:p>
        </text:list-item>
        <text:list-item>
          <text:p text:style-name="P63">Les données sont validées côté serveur avant enregistrement.<text:line-break/></text:p>
        </text:list-item>
      </text:list>
      <text:p text:style-name="P77"><text:bookmark text:name="_4nkkuw70jhhu"/></text:p>
      <text:p text:style-name="P77"><text:bookmark text:name="_ka1ubmd9iws"/></text:p>
      <text:p text:style-name="P77"><text:bookmark text:name="_jk87vw1nhm9q"/></text:p>
      <text:p text:style-name="P77"><text:bookmark text:name="_h9s75q7x07ln"/></text:p>
      <text:p text:style-name="P77"><text:bookmark text:name="_h8lofxtkc9bl"/></text:p>
      <text:p text:style-name="P77"><text:bookmark text:name="_e9y8srbeq613"/></text:p>
      <text:p text:style-name="P77"><text:bookmark text:name="_61pxp7g48ftx"/></text:p>
      <text:p text:style-name="P77"><text:bookmark text:name="_4cc3us8y3psa"/><text:soft-page-break/></text:p>
      <text:p text:style-name="P77"><text:bookmark text:name="_vrjo1roaawn0"/></text:p>
      <text:p text:style-name="P77"><text:bookmark text:name="_wmz8tg6ajtrk"/></text:p>
      <text:p text:style-name="P77"><text:bookmark text:name="_a8jeoduy46y8"/></text:p>
      <text:p text:style-name="P77"><text:bookmark text:name="_4x235dewj15t"/></text:p>
      <text:p text:style-name="P77"><text:bookmark text:name="_glwm4bl7sfmo"/></text:p>
      <text:p text:style-name="P77"><text:bookmark text:name="_q9egq2rokfnf"/></text:p>
      <text:p text:style-name="P76"><text:bookmark text:name="_eofehcji9wdd"/><text:span text:style-name="T3">7. Sécurité et données</text:span></text:p>
      <text:p text:style-name="P78"><text:bookmark text:name="_glsndi87ju03"/><text:span text:style-name="T4">7.1 Gestion des accès et des rôles</text:span></text:p>
      <text:p text:style-name="P2">L’application distingue trois types d’utilisateurs :</text:p>
      <text:list xml:id="list3525791736" text:style-name="WWNum10">
        <text:list-item>
          <text:p text:style-name="P20">visiteur,<text:line-break/></text:p>
        </text:list-item>
        <text:list-item>
          <text:p text:style-name="P42">client,<text:line-break/></text:p>
        </text:list-item>
        <text:list-item>
          <text:p text:style-name="P64">administrateur.<text:line-break/></text:p>
        </text:list-item>
      </text:list>
      <text:p text:style-name="P2">Chaque rôle dispose d’un accès limité aux fonctionnalités correspondantes.</text:p>
      <text:p text:style-name="P70"><draw:rect text:anchor-type="as-char" style:rel-width="100%" draw:z-index="6" draw:style-name="gr1" draw:text-style-name="P79" svg:width="0.0012in" svg:height="0.0213in"><text:p/></draw:rect></text:p>
      <text:p text:style-name="P78"><text:bookmark text:name="_919rajo3b2ix"/><text:span text:style-name="T4">7.2 Protection des données</text:span></text:p>
      <text:list xml:id="list2060366805" text:style-name="WWNum16">
        <text:list-item>
          <text:p text:style-name="P21">Les données sont stockées dans une base SQLite locale.<text:line-break/></text:p>
        </text:list-item>
        <text:list-item>
          <text:p text:style-name="P43">Les mots de passe sont hachés avant stockage.<text:line-break/></text:p>
        </text:list-item>
        <text:list-item>
          <text:p text:style-name="P43">Aucune donnée bancaire n’est enregistrée.<text:line-break/></text:p>
        </text:list-item>
        <text:list-item>
          <text:p text:style-name="P43">L’accès aux données est restreint selon le rôle utilisateur.<text:line-break/></text:p>
        </text:list-item>
        <text:list-item>
          <text:p text:style-name="P65">La gestion des données respecte des principes généraux de protection, sans mise en œuvre avancée du RGPD.<text:line-break/></text:p>
        </text:list-item>
      </text:list>
      <text:p text:style-name="P71"><text:soft-page-break/></text:p>
      <text:p text:style-name="P77"><text:bookmark text:name="_15wn2wcsgmjf"/></text:p>
      <text:p text:style-name="P77"><text:bookmark text:name="_tfyslgyolt6u"/></text:p>
      <text:p text:style-name="P77"><text:bookmark text:name="_ira3xpz0uuds"/></text:p>
      <text:p text:style-name="P77"><text:bookmark text:name="_wayu2x9vk7dn"/></text:p>
      <text:p text:style-name="P77"><text:bookmark text:name="_cz87hd295c6e"/></text:p>
      <text:p text:style-name="P76"><text:bookmark text:name="_l09mikngpryz"/><text:span text:style-name="T3">8. Tests et validation</text:span></text:p>
      <text:p text:style-name="P78"><text:bookmark text:name="_o7f2hgbsj9cd"/><text:span text:style-name="T4">8.1 Stratégie de tests</text:span></text:p>
      <text:p text:style-name="P2">Les tests ont été réalisés manuellement par les développeurs tout au long du projet.<text:line-break/> Ils consistent principalement à vérifier le bon fonctionnement des fonctionnalités principales :</text:p>
      <text:list xml:id="list1280058256" text:style-name="WWNum20">
        <text:list-item>
          <text:p text:style-name="P22">inscription et connexion,<text:line-break/></text:p>
        </text:list-item>
        <text:list-item>
          <text:p text:style-name="P44">gestion du panier,<text:line-break/></text:p>
        </text:list-item>
        <text:list-item>
          <text:p text:style-name="P44">passage de commandes,<text:line-break/></text:p>
        </text:list-item>
        <text:list-item>
          <text:p text:style-name="P66">accès à l’administration.<text:line-break/></text:p>
        </text:list-item>
      </text:list>
      <text:p text:style-name="P2">Ces tests ont permis de valider le comportement global de l’application dans un contexte pédagogique.</text:p>
      <text:p text:style-name="P77"><text:bookmark text:name="_mz9uuhev3bs0"/></text:p>
      <text:p text:style-name="P77"><text:bookmark text:name="_beonrst3samj"/></text:p>
      <text:p text:style-name="P77"><text:bookmark text:name="_wqu6jvr5x3lr"/></text:p>
      <text:p text:style-name="P77"><text:bookmark text:name="_f77c82v44l8"/></text:p>
      <text:p text:style-name="P77"><text:bookmark text:name="_luo4lqqgz2wp"/></text:p>
      <text:p text:style-name="P77"><text:bookmark text:name="_v5jaivgdqmqg"/></text:p>
      <text:p text:style-name="P77"><text:bookmark text:name="_vinuruw00jz9"/></text:p>
      <text:p text:style-name="P77"><text:bookmark text:name="_mah4ypb7y4cj"/><text:soft-page-break/></text:p>
      <text:p text:style-name="P77"><text:bookmark text:name="_31o74x5i0byy"/></text:p>
      <text:p text:style-name="P77"><text:bookmark text:name="_rgdqnnfcdjo2"/></text:p>
      <text:p text:style-name="P76"><text:bookmark text:name="_9q0d31t6kkmd"/><text:span text:style-name="T3">9. Maintenance et évolutivité</text:span></text:p>
      <text:p text:style-name="P78"><text:bookmark text:name="_g7ry1w5zjxsi"/><text:span text:style-name="T4">9.1 Maintenance courante</text:span></text:p>
      <text:p text:style-name="P2">La maintenance courante consiste principalement à :</text:p>
      <text:list xml:id="list2334837148" text:style-name="WWNum6">
        <text:list-item>
          <text:p text:style-name="P23">modifier ou corriger le code source si nécessaire,<text:line-break/></text:p>
        </text:list-item>
        <text:list-item>
          <text:p text:style-name="P45">mettre à jour les données de la base,<text:line-break/></text:p>
        </text:list-item>
        <text:list-item>
          <text:p text:style-name="P67">relancer l’application via le script fourni.<text:line-break/></text:p>
        </text:list-item>
      </text:list>
      <text:p text:style-name="P70"><draw:rect text:anchor-type="as-char" style:rel-width="100%" draw:z-index="7" draw:style-name="gr1" draw:text-style-name="P79" svg:width="0.0012in" svg:height="0.0213in"><text:p/></draw:rect></text:p>
      <text:p text:style-name="P78"><text:bookmark text:name="_tbwx6qxim1lm"/><text:span text:style-name="T4">9.2 Évolutions possibles</text:span></text:p>
      <text:p text:style-name="P2">Des évolutions envisageables incluent :</text:p>
      <text:list xml:id="list1998429527" text:style-name="WWNum15">
        <text:list-item>
          <text:p text:style-name="P24">l’ajout d’un système de paiement en ligne,<text:line-break/></text:p>
        </text:list-item>
        <text:list-item>
          <text:p text:style-name="P46">la gestion de statuts de commande,<text:line-break/></text:p>
        </text:list-item>
        <text:list-item>
          <text:p text:style-name="P46">l’amélioration de l’interface utilisateur,<text:line-break/></text:p>
        </text:list-item>
        <text:list-item>
          <text:p text:style-name="P46">le passage à une base de données plus robuste,<text:line-break/></text:p>
        </text:list-item>
        <text:list-item>
          <text:p text:style-name="P68">l’ajout de fonctionnalités avancées d’administration.<text:line-break/></text:p>
        </text:list-item>
      </text:list>
      <text:p text:style-name="P71"/>
      <text:p text:style-name="P77"><text:bookmark text:name="_dvvbfcrlaz2"/></text:p>
      <text:p text:style-name="P77"><text:bookmark text:name="_vei7uvrx9amo"/></text:p>
      <text:p text:style-name="P77"><text:bookmark text:name="_yqf8k5gav360"/></text:p>
      <text:p text:style-name="P77"><text:bookmark text:name="_3r8oy81chuo5"/><text:soft-page-break/></text:p>
      <text:p text:style-name="P77"><text:bookmark text:name="_j4ye9jmrg7"/></text:p>
      <text:p text:style-name="P77"><text:bookmark text:name="_n883aw1xtffu"/></text:p>
      <text:p text:style-name="P76"><text:bookmark text:name="_e4rofbpe1nus"/><text:span text:style-name="T3">10. Limites connues</text:span></text:p>
      <text:list xml:id="list3322509639" text:style-name="WWNum4">
        <text:list-item>
          <text:p text:style-name="P25">Absence de paiement en ligne.<text:line-break/></text:p>
        </text:list-item>
        <text:list-item>
          <text:p text:style-name="P47">Pas de statut de commande.<text:line-break/></text:p>
        </text:list-item>
        <text:list-item>
          <text:p text:style-name="P47">Base SQLite peu adaptée à une montée en charge importante.<text:line-break/></text:p>
        </text:list-item>
        <text:list-item>
          <text:p text:style-name="P47">Fonctionnalités limitées au cadre pédagogique du projet.<text:line-break/></text:p>
        </text:list-item>
        <text:list-item>
          <text:p text:style-name="P69">Sauvegardes non automatisées.<text:line-break/></text:p>
        </text:list-item>
      </text:list>
      <text:p text:style-name="P77"><text:bookmark text:name="_papkyxp1nv85"/></text:p>
      <text:p text:style-name="P77"><text:bookmark text:name="_p92vzkdov11p"/></text:p>
      <text:p text:style-name="P77"><text:bookmark text:name="_59i2phhc42jy"/></text:p>
      <text:p text:style-name="P77"><text:bookmark text:name="_7vbag5nktwpk"/></text:p>
      <text:p text:style-name="P77"><text:bookmark text:name="_vvvzjkpuqctb"/></text:p>
      <text:p text:style-name="P77"><text:bookmark text:name="_kx4qh9olfvya"/></text:p>
      <text:p text:style-name="P77"><text:bookmark text:name="_sro8j0o62awk"/></text:p>
      <text:p text:style-name="P77"><text:bookmark text:name="_xlazivn10qc0"/></text:p>
      <text:p text:style-name="P77"><text:bookmark text:name="_k140nmgracn"/></text:p>
      <text:p text:style-name="P77"><text:bookmark text:name="_nn6r4bndzgab"/></text:p>
      <text:p text:style-name="P77"><text:bookmark text:name="_r1ghz8kzechd"/></text:p>
      <text:p text:style-name="P77"><text:bookmark text:name="_eqqbqzf51nyp"/></text:p>
      <text:p text:style-name="P76"><text:bookmark text:name="_62r3ykubczjw"/><text:soft-page-break/><text:span text:style-name="T3">11. Conclusion</text:span></text:p>
      <text:p text:style-name="P2">Le projet répond aux objectifs fixés dans le cadre pédagogique en proposant une application de vente en ligne fonctionnelle, structurée et cohérente.<text:line-break/> Il met en œuvre une architecture claire, des fonctionnalités essentielles et des choix techniques adaptés à l’apprentissage du développement web.<text:line-break/> La solution constitue une base solide pouvant être enrichie ou améliorée dans le cadre de futures évolution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4" meta:paragraph-count="168" meta:word-count="1342" meta:character-count="8800" meta:non-whitespace-character-count="7600"/>
    <meta:generator>LibreOfficeDev/6.0.5.2$Linux_X86_64 LibreOffice_project/</meta:generator>
  </office:meta>
</office:document-meta>
</file>